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df1"/>
    </style:style>
    <style:style style:name="P2" style:family="paragraph" style:parent-style-name="Standard">
      <style:text-properties officeooo:rsid="000a3df1" officeooo:paragraph-rsid="000a3df1"/>
    </style:style>
    <style:style style:name="P3" style:family="paragraph" style:parent-style-name="Standard">
      <style:text-properties officeooo:rsid="000b51bc" officeooo:paragraph-rsid="000b51bc"/>
    </style:style>
    <style:style style:name="P4" style:family="paragraph" style:parent-style-name="Standard">
      <style:text-properties officeooo:paragraph-rsid="000b51bc"/>
    </style:style>
    <style:style style:name="T1" style:family="text">
      <style:text-properties officeooo:rsid="000b51bc"/>
    </style:style>
    <style:style style:name="T2" style:family="text">
      <style:text-properties style:text-position="super 58%" officeooo:rsid="000b51bc"/>
    </style:style>
    <style:style style:name="T3" style:family="text">
      <style:text-properties officeooo:rsid="000c9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model is run for each person over several iterations, because we do not know exactly where a person goes and which activity he/she is taking. </text:p>
      <text:p text:style-name="P2"/>
      <text:p text:style-name="P3">After running the activity model</text:p>
      <text:p text:style-name="P3"/>
      <text:p text:style-name="P3">Three folders are created:</text:p>
      <text:p text:style-name="P2">Genloc: generated work locations with corresponding home locations. The number at the end of the name indicates iteration. <text:s/></text:p>
      <text:p text:style-name="P1"/>
      <text:p text:style-name="P3">Gensche: Generated activity schedule, with time and activity code. For each person and each iteration, a schedule is generated. ws_iter_28_id_3 means the person with ID 3 and at the iteration 28. <text:s/></text:p>
      <text:p text:style-name="P3"/>
      <text:p text:style-name="P3">Genroute: The route of all the people. The number at the end of the file name indicates iteration. You can use this line of code to look at it. </text:p>
      <text:p text:style-name="P1">st_read("route_28.gpkg")%&gt;%plot()</text:p>
      <text:p text:style-name="P1"/>
      <text:p text:style-name="P3">To visualise: </text:p>
      <text:p text:style-name="P4"><text:span text:style-name="T1">1) based on activity, the exposure for each activity is shown as a point. For this you can use the exposure calculated in the exposure folder, with “act” at the end of the file name. For each iteration there is a file, Each person experience all together 7 activities, and the exposure is in long table form, firstly loop over each person, and under the first loop, loop over each activity. For each person, from ID 1 to ID 2 to ID n. For example, the first cell shows exposure for activity 1, person ID 1, the second cell activity 2, person ID 1... then the 8</text:span><text:span text:style-name="T2">th</text:span><text:span text:style-name="T1"> cell activity 1, person ID 2.</text:span></text:p>
      <text:p text:style-name="P3"/>
      <text:p text:style-name="P3">2) the exposure is shown for each hour. This way is more continuous easier to understand, and also shows the change in air quality. But <text:span text:style-name="T3">the exposure needs to be calculated. </text:span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0:28:14.665400282</meta:creation-date>
    <dc:date>2022-03-08T10:48:22.794845266</dc:date>
    <meta:editing-duration>PT3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60" meta:character-count="1483" meta:non-whitespace-character-count="1223"/>
  </office:meta>
</office:document-meta>
</file>